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alibri" svg:font-family="Calibri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8339in"/>
    </style:style>
    <style:style style:name="co3" style:family="table-column">
      <style:table-column-properties fo:break-before="auto" style:column-width="1.4346in"/>
    </style:style>
    <style:style style:name="co4" style:family="table-column">
      <style:table-column-properties fo:break-before="auto" style:column-width="1.7618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2898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1.1756in"/>
    </style:style>
    <style:style style:name="co10" style:family="table-column">
      <style:table-column-properties fo:break-before="auto" style:column-width="1.1453in"/>
    </style:style>
    <style:style style:name="co11" style:family="table-column">
      <style:table-column-properties fo:break-before="auto" style:column-width="1.0362in"/>
    </style:style>
    <style:style style:name="co12" style:family="table-column">
      <style:table-column-properties fo:break-before="auto" style:column-width="1.498in"/>
    </style:style>
    <style:style style:name="co13" style:family="table-column">
      <style:table-column-properties fo:break-before="auto" style:column-width="1.5154in"/>
    </style:style>
    <style:style style:name="co14" style:family="table-column">
      <style:table-column-properties fo:break-before="auto" style:column-width="1.5929in"/>
    </style:style>
    <style:style style:name="co15" style:family="table-column">
      <style:table-column-properties fo:break-before="auto" style:column-width="1.7783in"/>
    </style:style>
    <style:style style:name="co16" style:family="table-column">
      <style:table-column-properties fo:break-before="auto" style:column-width="1.3457in"/>
    </style:style>
    <style:style style:name="co17" style:family="table-column">
      <style:table-column-properties fo:break-before="auto" style:column-width="2.3193in"/>
    </style:style>
    <style:style style:name="co18" style:family="table-column">
      <style:table-column-properties fo:break-before="auto" style:column-width="1.6083in"/>
    </style:style>
    <style:style style:name="co19" style:family="table-column">
      <style:table-column-properties fo:break-before="auto" style:column-width="2.8126in"/>
    </style:style>
    <style:style style:name="co20" style:family="table-column">
      <style:table-column-properties fo:break-before="auto" style:column-width="2.2602in"/>
    </style:style>
    <style:style style:name="co21" style:family="table-column">
      <style:table-column-properties fo:break-before="auto" style:column-width="1.731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382in" fo:break-before="auto" style:use-optimal-row-height="true"/>
    </style:style>
    <style:style style:name="ta1" style:family="table" style:master-page-name="PageStyle_5f_Calibração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c3c3c" style:font-name="Ubuntu1" fo:font-size="12pt" fo:language="none" fo:country="none" style:font-name-asian="Ubuntu1" style:font-size-asian="12pt" style:language-asian="none" style:country-asian="none" style:font-name-complex="Ubuntu1" style:font-size-complex="12pt" style:language-complex="none" style:country-complex="none"/>
    </style:style>
    <style:style style:name="ce8" style:family="table-cell" style:parent-style-name="Default">
      <style:text-properties style:font-name="Calibri" style:font-name-asian="Droid Sans Fallback" style:font-name-complex="Calibri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fo:background-color="#009900" fo:border-left="none" fo:border-right="none" fo:border-top="none"/>
    </style:style>
    <style:style style:name="ce17" style:family="table-cell" style:parent-style-name="Default">
      <style:table-cell-properties fo:background-color="#009900"/>
    </style:style>
    <style:style style:name="ce18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 style:data-style-name="N148">
      <style:table-cell-properties fo:background-color="transparent"/>
    </style:style>
    <style:style style:name="ce23" style:family="table-cell" style:parent-style-name="Default" style:data-style-name="N60">
      <style:table-cell-properties fo:background-color="transparent"/>
    </style:style>
    <style:style style:name="ce24" style:family="table-cell" style:parent-style-name="Default" style:data-style-name="N0">
      <style:table-cell-properties fo:background-color="transparent"/>
    </style:style>
    <style:style style:name="ce2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ackground-color="transparent"/>
      <style:text-properties style:font-name="Ubuntu" fo:font-weight="bold" style:font-weight-asian="bold" style:font-weight-complex="bold"/>
    </style:style>
    <style:style style:name="ce27" style:family="table-cell" style:parent-style-name="Default">
      <style:table-cell-properties fo:background-color="#000000"/>
    </style:style>
    <style:style style:name="ce28" style:family="table-cell" style:parent-style-name="Default" style:data-style-name="N2">
      <style:table-cell-properties fo:background-color="transparent"/>
    </style:style>
    <style:style style:name="ce29" style:family="table-cell" style:parent-style-name="Default" style:data-style-name="N152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style:font-name="Calibri" fo:font-weight="normal" style:font-name-asian="Droid Sans Fallback" style:font-weight-asian="normal" style:font-name-complex="Calibri" style:font-weight-complex="normal"/>
    </style:style>
    <style:style style:name="ce31" style:family="table-cell" style:parent-style-name="Default" style:data-style-name="N152"/>
    <style:style style:name="ce32" style:family="table-cell" style:parent-style-name="Default" style:data-style-name="N148"/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" style:family="table-cell" style:parent-style-name="Default" style:data-style-name="N11">
      <style:table-cell-properties fo:background-color="transparen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Calibri" style:font-name-asian="Droid Sans Fallback" style:font-name-complex="Calibri"/>
    </style:style>
    <style:style style:name="ce38" style:family="table-cell" style:parent-style-name="Default">
      <style:table-cell-properties fo:background-color="transparent"/>
      <style:text-properties style:font-name="Calibri" style:font-name-asian="Droid Sans Fallback" style:font-name-complex="Calibri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-33%"/>
    </style:style>
    <style:style style:name="T3" style:family="text">
      <style:text-properties style:text-position="0%"/>
    </style:style>
    <style:style style:name="T4" style:family="text">
      <style:text-properties style:font-name="Ubuntu"/>
    </style:style>
    <style:style style:name="T5" style:family="text">
      <style:text-properties style:font-name-asian="Droid Sans Fallback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ad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number-columns-repeated="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" table:number-columns-repeated="990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9" table:number-rows-spanned="1">
            <text:p>207 Bi</text:p>
          </table:table-cell>
          <table:covered-table-cell table:number-columns-repeated="6" table:style-name="ce12"/>
          <table:covered-table-cell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9" table:number-rows-spanned="1">
            <text:p>Pico de Graduação do Césio-137</text:p>
          </table:table-cell>
          <table:covered-table-cell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5" office:value-type="string" calcext:value-type="string">
            <text:p>Centroide</text:p>
          </table:table-cell>
          <table:table-cell table:style-name="ce5" office:value-type="string" calcext:value-type="string">
            <text:p>Erro do centroide</text:p>
          </table:table-cell>
          <table:table-cell table:style-name="ce5" office:value-type="string" calcext:value-type="string">
            <text:p>FWHM</text:p>
          </table:table-cell>
          <table:table-cell table:style-name="ce5" office:value-type="string" calcext:value-type="string">
            <text:p>Area do pico</text:p>
          </table:table-cell>
          <table:table-cell table:style-name="ce5" office:value-type="string" calcext:value-type="string">
            <text:p>Energia (keV)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06.46" calcext:value-type="float">
            <text:p>106.46</text:p>
          </table:table-cell>
          <table:table-cell table:formula="of:=([.E5]/2.355)/SQRT([.F5])" office:value-type="float" office:value="0.0149367867264604" calcext:value-type="float">
            <text:p>0.0149367867</text:p>
          </table:table-cell>
          <table:table-cell office:value-type="float" office:value="8.69" calcext:value-type="float">
            <text:p>8.69</text:p>
          </table:table-cell>
          <table:table-cell office:value-type="float" office:value="61030" calcext:value-type="float">
            <text:p>61030</text:p>
          </table:table-cell>
          <table:table-cell office:value-type="float" office:value="620" calcext:value-type="float">
            <text:p>620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3" table:number-columns-spanned="9" table:number-rows-spanned="1"/>
          <table:covered-table-cell table:number-columns-repeated="8"/>
          <table:table-cell table:number-columns-repeated="1013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9" table:number-rows-spanned="1">
            <text:p>Picos Bi-207</text:p>
          </table:table-cell>
          <table:covered-table-cell table:number-columns-repeated="8"/>
          <table:table-cell/>
          <table:table-cell office:value-type="string" calcext:value-type="string">
            <text:p>?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5" office:value-type="string" calcext:value-type="string">
            <text:p>Tensão (V)</text:p>
          </table:table-cell>
          <table:table-cell table:number-columns-repeated="15"/>
          <table:table-cell table:style-name="ce5" office:value-type="string" calcext:value-type="string">
            <text:p>Canal</text:p>
          </table:table-cell>
          <table:table-cell table:style-name="ce5" office:value-type="string" calcext:value-type="string">
            <text:p>Erro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K- 480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table:style-name="ce5" office:value-type="string" calcext:value-type="string">
            <text:p>Média</text:p>
          </table:table-cell>
          <table:table-cell table:style-name="ce32" table:formula="of:=([.E9]*[.E10]+[.F9]*[.F10]+[.G9]*[.G10]+[.H9]*[.H10]+[.I9]*[.I10]+[.J9]*[.J10]+[.K9]*[.K10]+[.L9]*[.L10]+[.M9]*[.M10]+[.N9]*[.N10]+[.O9]*[.O10]+[.P9]*[.P10]+[.Q9]*[.Q10])/[.S10]" office:value-type="float" office:value="103.651920139647" calcext:value-type="float">
            <text:p>103.652</text:p>
          </table:table-cell>
          <table:table-cell table:formula="of:=SQRT(SUM([.D20:.P20]))/[.S10]" office:value-type="float" office:value="0.0201320553327587" calcext:value-type="float">
            <text:p>0.0201320553</text:p>
          </table:table-cell>
          <table:table-cell table:formula="of:=SQRT(SUMPRODUCT([.E9:.Q9];[.E10:.Q10]))/[.S10]" office:value-type="float" office:value="0.075194097571573" calcext:value-type="float">
            <text:p>0.0751940976</text:p>
          </table:table-cell>
          <table:table-cell table:number-columns-repeated="1003"/>
        </table:table-row>
        <table:table-row table:style-name="ro1">
          <table:table-cell table:number-columns-repeated="2"/>
          <table:covered-table-cell office:value-type="string" calcext:value-type="string">
            <text:p>K- 480 keV</text:p>
          </table:covered-table-cell>
          <table:table-cell table:style-name="ce5" office:value-type="string" calcext:value-type="string">
            <text:p>Contagens</text:p>
          </table:table-cell>
          <table:table-cell office:value-type="float" office:value="815" calcext:value-type="float">
            <text:p>815</text:p>
          </table:table-cell>
          <table:table-cell office:value-type="float" office:value="846" calcext:value-type="float">
            <text:p>846</text:p>
          </table:table-cell>
          <table:table-cell office:value-type="float" office:value="855" calcext:value-type="float">
            <text:p>855</text:p>
          </table:table-cell>
          <table:table-cell office:value-type="float" office:value="838" calcext:value-type="float">
            <text:p>838</text:p>
          </table:table-cell>
          <table:table-cell office:value-type="float" office:value="1166" calcext:value-type="float">
            <text:p>1166</text:p>
          </table:table-cell>
          <table:table-cell office:value-type="float" office:value="3482" calcext:value-type="float">
            <text:p>3482</text:p>
          </table:table-cell>
          <table:table-cell office:value-type="float" office:value="5362" calcext:value-type="float">
            <text:p>5362</text:p>
          </table:table-cell>
          <table:table-cell office:value-type="float" office:value="1712" calcext:value-type="float">
            <text:p>1712</text:p>
          </table:table-cell>
          <table:table-cell office:value-type="float" office:value="727" calcext:value-type="float">
            <text:p>727</text:p>
          </table:table-cell>
          <table:table-cell office:value-type="float" office:value="693" calcext:value-type="float">
            <text:p>693</text:p>
          </table:table-cell>
          <table:table-cell office:value-type="float" office:value="565" calcext:value-type="float">
            <text:p>565</text:p>
          </table:table-cell>
          <table:table-cell office:value-type="float" office:value="644" calcext:value-type="float">
            <text:p>644</text:p>
          </table:table-cell>
          <table:table-cell office:value-type="float" office:value="627" calcext:value-type="float">
            <text:p>627</text:p>
          </table:table-cell>
          <table:table-cell table:style-name="ce5" office:value-type="string" calcext:value-type="string">
            <text:p>Total</text:p>
          </table:table-cell>
          <table:table-cell table:formula="of:=SUM([.E10:.Q10])" office:value-type="float" office:value="18332" calcext:value-type="float">
            <text:p>18332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L- 554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table:number-columns-repeated="3"/>
          <table:table-cell table:style-name="ce5" office:value-type="string" calcext:value-type="string">
            <text:p>Média</text:p>
          </table:table-cell>
          <table:table-cell table:style-name="ce32" table:formula="of:=([.E11]*[.E12]+[.F11]*[.F12]+[.G11]*[.G12]+[.H11]*[.H12]+[.I11]*[.I12]+[.J11]*[.J12]+[.K11]*[.K12]+[.L11]*[.L12]+[.M11]*[.M12]+[.N11]*[.N12])/[.S12]" office:value-type="float" office:value="119.572351080654" calcext:value-type="float">
            <text:p>119.572</text:p>
          </table:table-cell>
          <table:table-cell table:formula="of:=SQRT(SUM([.D22:.M22]))/[.S12]" office:value-type="float" office:value="0.0291792320043505" calcext:value-type="float">
            <text:p>0.029179232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570" calcext:value-type="float">
            <text:p>570</text:p>
          </table:table-cell>
          <table:table-cell office:value-type="float" office:value="584" calcext:value-type="float">
            <text:p>584</text:p>
          </table:table-cell>
          <table:table-cell office:value-type="float" office:value="580" calcext:value-type="float">
            <text:p>580</text:p>
          </table:table-cell>
          <table:table-cell office:value-type="float" office:value="659" calcext:value-type="float">
            <text:p>659</text:p>
          </table:table-cell>
          <table:table-cell office:value-type="float" office:value="1248" calcext:value-type="float">
            <text:p>1248</text:p>
          </table:table-cell>
          <table:table-cell office:value-type="float" office:value="1291" calcext:value-type="float">
            <text:p>1291</text:p>
          </table:table-cell>
          <table:table-cell office:value-type="float" office:value="712" calcext:value-type="float">
            <text:p>712</text:p>
          </table:table-cell>
          <table:table-cell office:value-type="float" office:value="792" calcext:value-type="float">
            <text:p>792</text:p>
          </table:table-cell>
          <table:table-cell office:value-type="float" office:value="657" calcext:value-type="float">
            <text:p>657</text:p>
          </table:table-cell>
          <table:table-cell office:value-type="float" office:value="495" calcext:value-type="float">
            <text:p>495</text:p>
          </table:table-cell>
          <table:table-cell table:number-columns-repeated="3"/>
          <table:table-cell table:style-name="ce5" office:value-type="string" calcext:value-type="string">
            <text:p>Total</text:p>
          </table:table-cell>
          <table:table-cell table:formula="of:=SUM([.E12:.N12])" office:value-type="float" office:value="7588" calcext:value-type="float">
            <text:p>7588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" table:number-rows-spanned="2">
            <text:p>K- 974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table:number-columns-repeated="4"/>
          <table:table-cell table:style-name="ce5" office:value-type="string" calcext:value-type="string">
            <text:p>Média</text:p>
          </table:table-cell>
          <table:table-cell table:style-name="ce32" table:formula="of:=([.E13]*[.E14]+[.F13]*[.F14]+[.G13]*[.G14]+[.H13]*[.H14]+[.I13]*[.I14]+[.J13]*[.J14]+[.K13]*[.K14]+[.L13]*[.L14]+[.M13]*[.M14])/[.S14]" office:value-type="float" office:value="210.48178913738" calcext:value-type="float">
            <text:p>210.482</text:p>
          </table:table-cell>
          <table:table-cell table:formula="of:=SQRT(SUM([.D24:.L24]))/[.S14]" office:value-type="float" office:value="0.0239541244394436" calcext:value-type="float">
            <text:p>0.0239541244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205" calcext:value-type="float">
            <text:p>205</text:p>
          </table:table-cell>
          <table:table-cell office:value-type="float" office:value="968" calcext:value-type="float">
            <text:p>968</text:p>
          </table:table-cell>
          <table:table-cell office:value-type="float" office:value="1306" calcext:value-type="float">
            <text:p>1306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style-name="ce5" office:value-type="string" calcext:value-type="string">
            <text:p>Total</text:p>
          </table:table-cell>
          <table:table-cell table:formula="of:=SUM([.E14:.M14])" office:value-type="float" office:value="3130" calcext:value-type="float">
            <text:p>313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" table:number-rows-spanned="2">
            <text:p>L- 1047 keV</text:p>
          </table:table-cell>
          <table:table-cell table:style-name="ce5" office:value-type="string" calcext:value-type="string">
            <text:p>Canal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table:number-columns-repeated="4"/>
          <table:table-cell table:style-name="ce5" office:value-type="string" calcext:value-type="string">
            <text:p>Média</text:p>
          </table:table-cell>
          <table:table-cell table:style-name="ce32" table:formula="of:=([.E15]*[.E16]+[.F15]*[.F16]+[.G15]*[.G16]+[.H15]*[.H16]+[.I15]*[.I16]+[.J15]*[.J16]+[.K15]*[.K16]+[.L15]*[.L16]+[.M15]*[.M16])/[.S16]" office:value-type="float" office:value="226.752380952381" calcext:value-type="float">
            <text:p>226.752</text:p>
          </table:table-cell>
          <table:table-cell table:formula="of:=SQRT(SUM([.D25:.L25]))/[.S16]" office:value-type="float" office:value="0.0645813587550081" calcext:value-type="float">
            <text:p>0.0645813588</text:p>
          </table:table-cell>
          <table:table-cell table:number-columns-repeated="1004"/>
        </table:table-row>
        <table:table-row table:style-name="ro1">
          <table:table-cell table:number-columns-repeated="2"/>
          <table:covered-table-cell/>
          <table:table-cell table:style-name="ce5" office:value-type="string" calcext:value-type="string">
            <text:p>Contagens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63" calcext:value-type="float">
            <text:p>63</text:p>
          </table:table-cell>
          <table:table-cell office:value-type="float" office:value="202" calcext:value-type="float">
            <text:p>202</text:p>
          </table:table-cell>
          <table:table-cell office:value-type="float" office:value="166" calcext:value-type="float">
            <text:p>166</text:p>
          </table:table-cell>
          <table:table-cell office:value-type="float" office:value="37" calcext:value-type="float">
            <text:p>37</text:p>
          </table:table-cell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5" office:value-type="string" calcext:value-type="string">
            <text:p>Total</text:p>
          </table:table-cell>
          <table:table-cell table:formula="of:=SUM([.E16:.M16])" office:value-type="float" office:value="630" calcext:value-type="float">
            <text:p>630</text:p>
          </table:table-cell>
          <table:table-cell table:number-columns-repeated="1005"/>
        </table:table-row>
        <table:table-row table:style-name="ro1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13"/>
          <table:table-cell table:style-name="ce5"/>
          <table:table-cell table:number-columns-repeated="1006"/>
        </table:table-row>
        <table:table-row table:style-name="ro1">
          <table:table-cell table:number-columns-repeated="2"/>
          <table:covered-table-cell/>
          <table:table-cell table:style-name="ce5"/>
          <table:table-cell table:number-columns-repeated="13"/>
          <table:table-cell table:style-name="ce5"/>
          <table:table-cell table:number-columns-repeated="1006"/>
        </table:table-row>
        <table:table-row table:style-name="ro1">
          <table:table-cell table:number-columns-repeated="2"/>
          <table:table-cell table:style-name="ce6" table:number-columns-spanned="1" table:number-rows-spanned="2"/>
          <table:table-cell table:style-name="ce5"/>
          <table:table-cell table:number-columns-repeated="6"/>
          <table:table-cell table:style-name="ce5"/>
          <table:table-cell table:number-columns-repeated="1013"/>
        </table:table-row>
        <table:table-row table:style-name="ro1">
          <table:table-cell/>
          <table:table-cell table:style-name="ce3"/>
          <table:covered-table-cell/>
          <table:table-cell table:formula="of:=([.E9]-[.S$9])^2*[.E10]" office:value-type="float" office:value="26034.5240309321" calcext:value-type="float">
            <text:p>26034.5240309321</text:p>
          </table:table-cell>
          <table:table-cell table:formula="of:=([.F9]-[.S$9])^2*[.F10]" office:value-type="float" office:value="18307.7453938628" calcext:value-type="float">
            <text:p>18307.7453938628</text:p>
          </table:table-cell>
          <table:table-cell table:formula="of:=([.G9]-[.S$9])^2*[.G10]" office:value-type="float" office:value="11402.7252039373" calcext:value-type="float">
            <text:p>11402.7252039373</text:p>
          </table:table-cell>
          <table:table-cell table:formula="of:=([.H9]-[.S$9])^2*[.H10]" office:value-type="float" office:value="5893.38619788079" calcext:value-type="float">
            <text:p>5893.3861978808</text:p>
          </table:table-cell>
          <table:table-cell table:formula="of:=([.I9]-[.S$9])^2*[.I10]" office:value-type="float" office:value="3181.82761230142" calcext:value-type="float">
            <text:p>3181.8276123014</text:p>
          </table:table-cell>
          <table:table-cell table:formula="of:=([.J9]-[.S$9])^2*[.J10]" office:value-type="float" office:value="1479.8495420382" calcext:value-type="float">
            <text:p>1479.8495420382</text:p>
          </table:table-cell>
          <table:table-cell table:formula="of:=([.K9]-[.S$9])^2*[.K10]" office:value-type="float" office:value="649.657717201183" calcext:value-type="float">
            <text:p>649.6577172012</text:p>
          </table:table-cell>
          <table:table-cell table:formula="of:=([.L9]-[.S$9])^2*[.L10]" office:value-type="float" office:value="3111.25065853057" calcext:value-type="float">
            <text:p>3111.2506585306</text:p>
          </table:table-cell>
          <table:table-cell table:formula="of:=([.M9]-[.S$9])^2*[.M10]" office:value-type="float" office:value="4008.29925524282" calcext:value-type="float">
            <text:p>4008.2992552428</text:p>
          </table:table-cell>
          <table:table-cell table:formula="of:=([.N9]-[.S$9])^2*[.N10]" office:value-type="float" office:value="7768.27965465183" calcext:value-type="float">
            <text:p>7768.2796546518</text:p>
          </table:table-cell>
          <table:table-cell table:formula="of:=([.O9]-[.S$9])^2*[.O10]" office:value-type="float" office:value="10681.7761366841" calcext:value-type="float">
            <text:p>10681.7761366841</text:p>
          </table:table-cell>
          <table:table-cell table:formula="of:=([.P9]-[.S$9])^2*[.P10]" office:value-type="float" office:value="18419.6610761074" calcext:value-type="float">
            <text:p>18419.6610761074</text:p>
          </table:table-cell>
          <table:table-cell table:formula="of:=([.Q9]-[.S$9])^2*[.Q10]" office:value-type="float" office:value="25266.9199317139" calcext:value-type="float">
            <text:p>25266.9199317139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([.E11]-[.S$11])^2*[.E12]" office:value-type="float" office:value="11916.644810712" calcext:value-type="float">
            <text:p>11916.644810712</text:p>
          </table:table-cell>
          <table:table-cell table:formula="of:=([.F11]-[.S$11])^2*[.F12]" office:value-type="float" office:value="7452.82827017469" calcext:value-type="float">
            <text:p>7452.8282701747</text:p>
          </table:table-cell>
          <table:table-cell table:formula="of:=([.G11]-[.S$11])^2*[.G12]" office:value-type="float" office:value="3837.85424764225" calcext:value-type="float">
            <text:p>3837.8542476423</text:p>
          </table:table-cell>
          <table:table-cell table:formula="of:=([.H11]-[.S$11])^2*[.H12]" office:value-type="float" office:value="1629.23773982948" calcext:value-type="float">
            <text:p>1629.2377398295</text:p>
          </table:table-cell>
          <table:table-cell table:formula="of:=([.I11]-[.S$11])^2*[.I12]" office:value-type="float" office:value="408.827027888203" calcext:value-type="float">
            <text:p>408.8270278882</text:p>
          </table:table-cell>
          <table:table-cell table:formula="of:=([.J11]-[.S$11])^2*[.J12]" office:value-type="float" office:value="236.10272529918" calcext:value-type="float">
            <text:p>236.1027252992</text:p>
          </table:table-cell>
          <table:table-cell table:formula="of:=([.K11]-[.S$11])^2*[.K12]" office:value-type="float" office:value="1451.18518307977" calcext:value-type="float">
            <text:p>1451.1851830798</text:p>
          </table:table-cell>
          <table:table-cell table:formula="of:=([.L11]-[.S$11])^2*[.L12]" office:value-type="float" office:value="4667.63558627662" calcext:value-type="float">
            <text:p>4667.6355862766</text:p>
          </table:table-cell>
          <table:table-cell table:formula="of:=([.M11]-[.S$11])^2*[.M12]" office:value-type="float" office:value="7718.94656409102" calcext:value-type="float">
            <text:p>7718.946564091</text:p>
          </table:table-cell>
          <table:table-cell table:formula="of:=([.N11]-[.S$11])^2*[.N12]" office:value-type="float" office:value="9704.01710172796" calcext:value-type="float">
            <text:p>9704.017101728</text:p>
          </table:table-cell>
          <table:table-cell table:number-columns-repeated="1011"/>
        </table:table-row>
        <table:table-row table:style-name="ro1">
          <table:table-cell table:number-columns-repeated="17"/>
          <table:table-cell table:style-name="ce13"/>
          <table:table-cell table:style-name="ce1" table:number-columns-repeated="4"/>
          <table:table-cell/>
          <table:table-cell table:style-name="ce13" table:number-columns-spanned="4" table:number-rows-spanned="1"/>
          <table:covered-table-cell table:number-columns-repeated="3" table:style-name="ce1"/>
          <table:table-cell/>
          <table:table-cell table:style-name="ce9" office:value-type="string" calcext:value-type="string" table:number-columns-spanned="7" table:number-rows-spanned="1">
            <text:p>Espetro Bismuto-207</text:p>
          </table:table-cell>
          <table:covered-table-cell table:number-columns-repeated="6"/>
          <table:table-cell table:number-columns-repeated="989"/>
        </table:table-row>
        <table:table-row table:style-name="ro1">
          <table:table-cell table:number-columns-repeated="2"/>
          <table:table-cell table:style-name="ce8"/>
          <table:table-cell table:formula="of:=([.E13]-[.S$13])^2*[.E14]" office:value-type="float" office:value="1515.35694964716" calcext:value-type="float">
            <text:p>1515.3569496472</text:p>
          </table:table-cell>
          <table:table-cell table:formula="of:=([.F13]-[.S$13])^2*[.F14]" office:value-type="float" office:value="806.865329236669" calcext:value-type="float">
            <text:p>806.8653292367</text:p>
          </table:table-cell>
          <table:table-cell table:formula="of:=([.G13]-[.S$13])^2*[.G14]" office:value-type="float" office:value="450.118304769754" calcext:value-type="float">
            <text:p>450.1183047698</text:p>
          </table:table-cell>
          <table:table-cell table:formula="of:=([.H13]-[.S$13])^2*[.H14]" office:value-type="float" office:value="224.69290816464" calcext:value-type="float">
            <text:p>224.6929081646</text:p>
          </table:table-cell>
          <table:table-cell table:formula="of:=([.I13]-[.S$13])^2*[.I14]" office:value-type="float" office:value="350.71650256741" calcext:value-type="float">
            <text:p>350.7165025674</text:p>
          </table:table-cell>
          <table:table-cell table:formula="of:=([.J13]-[.S$13])^2*[.J14]" office:value-type="float" office:value="615.425447641764" calcext:value-type="float">
            <text:p>615.4254476418</text:p>
          </table:table-cell>
          <table:table-cell table:formula="of:=([.K13]-[.S$13])^2*[.K14]" office:value-type="float" office:value="285.362367687783" calcext:value-type="float">
            <text:p>285.3623676878</text:p>
          </table:table-cell>
          <table:table-cell table:formula="of:=([.L13]-[.S$13])^2*[.L14]" office:value-type="float" office:value="495.112306954297" calcext:value-type="float">
            <text:p>495.1123069543</text:p>
          </table:table-cell>
          <table:table-cell table:formula="of:=([.M13]-[.S$13])^2*[.M14]" office:value-type="float" office:value="877.81186416119" calcext:value-type="float">
            <text:p>877.8118641612</text:p>
          </table:table-cell>
          <table:table-cell table:number-columns-repeated="5"/>
          <table:table-cell table:style-name="ce11"/>
          <table:table-cell table:style-name="ce33" table:number-columns-repeated="4"/>
          <table:table-cell/>
          <table:table-cell table:style-name="ce14" table:number-columns-repeated="4"/>
          <table:table-cell/>
          <table:table-cell table:style-name="ce14" office:value-type="string" calcext:value-type="string">
            <text:p>Designação do Pico</text:p>
          </table:table-cell>
          <table:table-cell table:style-name="ce14" office:value-type="string" calcext:value-type="string">
            <text:p>FWHM (Canal)</text:p>
          </table:table-cell>
          <table:table-cell table:style-name="ce14" office:value-type="string" calcext:value-type="string">
            <text:p>Área do Pico (Contagens)</text:p>
          </table:table-cell>
          <table:table-cell table:style-name="ce14" office:value-type="string" calcext:value-type="string">
            <text:p>Centroide</text:p>
          </table:table-cell>
          <table:table-cell table:style-name="ce14" office:value-type="string" calcext:value-type="string">
            <text:p>Energia (keV)</text:p>
          </table:table-cell>
          <table:table-cell table:style-name="ce2" office:value-type="string" calcext:value-type="string">
            <text:p>Desv. em $\sigma$</text:p>
          </table:table-cell>
          <table:table-cell table:style-name="ce2" office:value-type="string" calcext:value-type="string">
            <text:p>Desv. (%)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formula="of:=([.E15]-[.S$15])^2*[.E16]" office:value-type="float" office:value="309.767981859419" calcext:value-type="float">
            <text:p>309.7679818594</text:p>
          </table:table-cell>
          <table:table-cell table:formula="of:=([.F15]-[.S$15])^2*[.F16]" office:value-type="float" office:value="143.936417233565" calcext:value-type="float">
            <text:p>143.9364172336</text:p>
          </table:table-cell>
          <table:table-cell table:formula="of:=([.G15]-[.S$15])^2*[.G16]" office:value-type="float" office:value="193.462857142868" calcext:value-type="float">
            <text:p>193.4628571429</text:p>
          </table:table-cell>
          <table:table-cell table:formula="of:=([.H15]-[.S$15])^2*[.H16]" office:value-type="float" office:value="114.347573696161" calcext:value-type="float">
            <text:p>114.3475736962</text:p>
          </table:table-cell>
          <table:table-cell table:formula="of:=([.I15]-[.S$15])^2*[.I16]" office:value-type="float" office:value="10.1783219954607" calcext:value-type="float">
            <text:p>10.1783219955</text:p>
          </table:table-cell>
          <table:table-cell table:formula="of:=([.J15]-[.S$15])^2*[.J16]" office:value-type="float" office:value="57.5924716553241" calcext:value-type="float">
            <text:p>57.5924716553</text:p>
          </table:table-cell>
          <table:table-cell table:formula="of:=([.K15]-[.S$15])^2*[.K16]" office:value-type="float" office:value="434.454058956897" calcext:value-type="float">
            <text:p>434.4540589569</text:p>
          </table:table-cell>
          <table:table-cell table:formula="of:=([.L15]-[.S$15])^2*[.L16]" office:value-type="float" office:value="337.504943310647" calcext:value-type="float">
            <text:p>337.5049433106</text:p>
          </table:table-cell>
          <table:table-cell table:formula="of:=([.M15]-[.S$15])^2*[.M16]" office:value-type="float" office:value="54.1268027210871" calcext:value-type="float">
            <text:p>54.1268027211</text:p>
          </table:table-cell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5"/>
          <table:table-cell/>
          <table:table-cell table:style-name="ce36" table:number-columns-repeated="2"/>
          <table:table-cell table:style-name="ce37" table:number-columns-repeated="2"/>
          <table:table-cell/>
          <table:table-cell table:style-name="ce36" office:value-type="string" calcext:value-type="string">
            <text:p>480 keV</text:p>
          </table:table-cell>
          <table:table-cell table:style-name="ce36" table:formula="of:=[.F53]" office:value-type="float" office:value="0" calcext:value-type="float">
            <text:p>0</text:p>
          </table:table-cell>
          <table:table-cell table:style-name="ce37" table:formula="of:=&quot;$ &quot; &amp;[.G53] &amp; &quot; \pm &quot; &amp;MROUND([.H53];1)&amp; &quot; $&quot;" office:value-type="string" office:string-value="$  \pm 0 $" calcext:value-type="string">
            <text:p>$ <text:s/>\pm 0 $</text:p>
          </table:table-cell>
          <table:table-cell table:style-name="ce37" table:formula="of:=&quot;$ &quot; &amp;[.D53]&amp; &quot; \pm &quot; &amp;MROUND([.E53];0.01)&amp; &quot; $&quot;" office:value-type="string" office:string-value="$ 103.651920139647 \pm 0.02 $" calcext:value-type="string">
            <text:p>$ 103.651920139647 \pm 0.02 $</text:p>
          </table:table-cell>
          <table:table-cell table:style-name="ce38" table:formula="of:=&quot;$ &quot; &amp;MROUND([.I53];0.1)&amp; &quot; \pm &quot; &amp;MROUND([.J53];0.1)&amp; &quot; $&quot;" office:value-type="string" office:string-value="$ 477.3 \pm 0.2 $" calcext:value-type="string">
            <text:p>$ 477.3 \pm 0.2 $</text:p>
          </table:table-cell>
          <table:table-cell table:style-name="ce1" table:formula="of:=MROUND([.K53];0.01)" office:value-type="float" office:value="-17.5" calcext:value-type="float">
            <text:p>-17.5</text:p>
          </table:table-cell>
          <table:table-cell table:style-name="ce1" table:formula="of:=MROUND(-0.00380217934434116;0.0001)" office:value-type="float" office:value="-0.0038" calcext:value-type="float">
            <text:p>-0.0038</text:p>
          </table:table-cell>
          <table:table-cell table:number-columns-repeated="989"/>
        </table:table-row>
        <table:table-row table:style-name="ro1">
          <table:table-cell table:number-columns-repeated="17"/>
          <table:table-cell table:style-name="ce6"/>
          <table:table-cell table:style-name="ce5" table:number-columns-repeated="2"/>
          <table:table-cell/>
          <table:table-cell table:style-name="ce35"/>
          <table:table-cell/>
          <table:table-cell table:style-name="ce1" table:number-columns-repeated="4"/>
          <table:table-cell/>
          <table:table-cell table:style-name="ce36" office:value-type="string" calcext:value-type="string">
            <text:p>554 keV</text:p>
          </table:table-cell>
          <table:table-cell table:style-name="ce36" table:formula="of:=[.F54]" office:value-type="float" office:value="0" calcext:value-type="float">
            <text:p>0</text:p>
          </table:table-cell>
          <table:table-cell table:style-name="ce37" table:formula="of:=&quot;$ &quot; &amp;[.G54] &amp; &quot; \pm &quot; &amp;MROUND([.H54];1)&amp; &quot; $&quot;" office:value-type="string" office:string-value="$  \pm 0 $" calcext:value-type="string">
            <text:p>$ <text:s/>\pm 0 $</text:p>
          </table:table-cell>
          <table:table-cell table:style-name="ce37" table:formula="of:=&quot;$ &quot; &amp;[.D54]&amp; &quot; \pm &quot; &amp;MROUND([.E54];0.01)&amp; &quot; $&quot;" office:value-type="string" office:string-value="$ 119.572351080654 \pm 0.03 $" calcext:value-type="string">
            <text:p>$ 119.572351080654 \pm 0.03 $</text:p>
          </table:table-cell>
          <table:table-cell table:style-name="ce38" table:formula="of:=&quot;$ &quot; &amp;MROUND([.I54];0.1)&amp; &quot; \pm &quot; &amp;MROUND([.J54];0.1)&amp; &quot; $&quot;" office:value-type="string" office:string-value="$ 549.2 \pm 0.2 $" calcext:value-type="string">
            <text:p>$ 549.2 \pm 0.2 $</text:p>
          </table:table-cell>
          <table:table-cell table:style-name="ce1" table:formula="of:=MROUND([.K54];0.01)" office:value-type="float" office:value="-25.33" calcext:value-type="float">
            <text:p>-25.33</text:p>
          </table:table-cell>
          <table:table-cell table:style-name="ce1" table:formula="of:=MROUND(-0.00863628528197168;0.0001)" office:value-type="float" office:value="-0.0086" calcext:value-type="float">
            <text:p>-0.0086</text:p>
          </table:table-cell>
          <table:table-cell table:number-columns-repeated="989"/>
        </table:table-row>
        <table:table-row table:style-name="ro1">
          <table:table-cell table:number-columns-repeated="17"/>
          <table:table-cell table:style-name="ce6"/>
          <table:table-cell table:style-name="ce5" table:number-columns-repeated="2"/>
          <table:table-cell/>
          <table:table-cell table:style-name="ce35"/>
          <table:table-cell table:number-columns-repeated="6"/>
          <table:table-cell table:style-name="ce36" office:value-type="string" calcext:value-type="string">
            <text:p>974 keV</text:p>
          </table:table-cell>
          <table:table-cell table:style-name="ce36" table:formula="of:=[.F55]" office:value-type="float" office:value="0" calcext:value-type="float">
            <text:p>0</text:p>
          </table:table-cell>
          <table:table-cell table:style-name="ce37" table:formula="of:=&quot;$ &quot; &amp;[.G55] &amp; &quot; \pm &quot; &amp;MROUND([.H55];1)&amp; &quot; $&quot;" office:value-type="string" office:string-value="$  \pm 0 $" calcext:value-type="string">
            <text:p>$ <text:s/>\pm 0 $</text:p>
          </table:table-cell>
          <table:table-cell table:style-name="ce37" table:formula="of:=&quot;$ &quot; &amp;[.D55]&amp; &quot; \pm &quot; &amp;MROUND([.E55];0.01)&amp; &quot; $&quot;" office:value-type="string" office:string-value="$ 210.48178913738 \pm 0.02 $" calcext:value-type="string">
            <text:p>$ 210.48178913738 \pm 0.02 $</text:p>
          </table:table-cell>
          <table:table-cell table:style-name="ce38" table:formula="of:=&quot;$ &quot; &amp;MROUND([.I55];0.1)&amp; &quot; \pm &quot; &amp;MROUND([.J55];0.1)&amp; &quot; $&quot;" office:value-type="string" office:string-value="$ 959.5 \pm 0.2 $" calcext:value-type="string">
            <text:p>$ 959.5 \pm 0.2 $</text:p>
          </table:table-cell>
          <table:table-cell table:style-name="ce1" table:formula="of:=MROUND([.K55];0.01)" office:value-type="float" office:value="-58.22" calcext:value-type="float">
            <text:p>-58.22</text:p>
          </table:table-cell>
          <table:table-cell table:style-name="ce1" table:formula="of:=MROUND(-0.0142110715613528;0.0001)" office:value-type="float" office:value="-0.0142" calcext:value-type="float">
            <text:p>-0.0142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13"/>
          <table:table-cell table:style-name="ce1" table:number-columns-repeated="2"/>
          <table:table-cell table:number-columns-repeated="11"/>
          <table:table-cell table:style-name="ce6"/>
          <table:table-cell table:style-name="ce5" table:number-columns-repeated="2"/>
          <table:table-cell/>
          <table:table-cell table:style-name="ce35"/>
          <table:table-cell table:number-columns-repeated="6"/>
          <table:table-cell table:style-name="ce36" office:value-type="string" calcext:value-type="string">
            <text:p>1047 keV</text:p>
          </table:table-cell>
          <table:table-cell table:style-name="ce36" table:formula="of:=[.F56]" office:value-type="float" office:value="0" calcext:value-type="float">
            <text:p>0</text:p>
          </table:table-cell>
          <table:table-cell table:style-name="ce37" table:formula="of:=&quot;$ &quot; &amp;[.G56] &amp; &quot; \pm &quot; &amp;MROUND([.H56];1)&amp; &quot; $&quot;" office:value-type="string" office:string-value="$  \pm 0 $" calcext:value-type="string">
            <text:p>$ <text:s/>\pm 0 $</text:p>
          </table:table-cell>
          <table:table-cell table:style-name="ce37" table:formula="of:=&quot;$ &quot; &amp;[.D56]&amp; &quot; \pm &quot; &amp;MROUND([.E56];0.01)&amp; &quot; $&quot;" office:value-type="string" office:string-value="$ 226.752380952381 \pm 0.06 $" calcext:value-type="string">
            <text:p>$ 226.752380952381 \pm 0.06 $</text:p>
          </table:table-cell>
          <table:table-cell table:style-name="ce38" table:formula="of:=&quot;$ &quot; &amp;MROUND([.I56];0.1)&amp; &quot; \pm &quot; &amp;MROUND([.J56];0.1)&amp; &quot; $&quot;" office:value-type="string" office:string-value="$ 1032.9 \pm 0.4 $" calcext:value-type="string">
            <text:p>$ 1032.9 \pm 0.4 $</text:p>
          </table:table-cell>
          <table:table-cell table:style-name="ce1" table:formula="of:=MROUND([.K56];0.01)" office:value-type="float" office:value="-37.24" calcext:value-type="float">
            <text:p>-37.24</text:p>
          </table:table-cell>
          <table:table-cell table:style-name="ce1" table:formula="of:=MROUND(-0.0154365900393127;0.0001)" office:value-type="float" office:value="-0.0154" calcext:value-type="float">
            <text:p>-0.0154</text:p>
          </table:table-cell>
          <table:table-cell table:number-columns-repeated="989"/>
        </table:table-row>
        <table:table-row table:style-name="ro1">
          <table:table-cell table:number-columns-repeated="3"/>
          <table:table-cell table:style-name="ce14" table:number-columns-repeated="3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 table:number-rows-repeated="3">
          <table:table-cell table:number-columns-repeated="3"/>
          <table:table-cell table:style-name="ce1" table:number-columns-repeated="3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5" office:value-type="string" calcext:value-type="string" table:number-columns-spanned="3" table:number-rows-spanned="1">
            <text:p>Coisas do Cs</text:p>
          </table:table-cell>
          <table:covered-table-cell table:number-columns-repeated="2" table:style-name="ce1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6" table:number-columns-repeated="3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17" table:number-columns-repeated="3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4" office:value-type="string" calcext:value-type="string">
            <text:p>Fórmula de Ajuste</text:p>
          </table:table-cell>
          <table:table-cell table:style-name="ce10" office:value-type="string" calcext:value-type="string" table:number-columns-spanned="2" table:number-rows-spanned="1">
            <text:p>V=a*c+b</text:p>
          </table:table-cell>
          <table:covered-table-cell table:style-name="ce2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a</text:p>
          </table:table-cell>
          <table:table-cell table:style-name="ce23" office:value-type="float" office:value="0.00447637" calcext:value-type="float">
            <text:p>4.48E-003</text:p>
          </table:table-cell>
          <table:table-cell table:style-name="ce23" office:value-type="float" office:value="0.0000004162" calcext:value-type="float">
            <text:p>4.16E-007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b</text:p>
          </table:table-cell>
          <table:table-cell table:style-name="ce23" office:value-type="float" office:value="0.00942801" calcext:value-type="float">
            <text:p>9.43E-003</text:p>
          </table:table-cell>
          <table:table-cell table:style-name="ce23" office:value-type="float" office:value="0.0000610476" calcext:value-type="float">
            <text:p>6.10E-005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Qui ^2</text:p>
          </table:table-cell>
          <table:table-cell table:style-name="ce24" table:formula="of:=5950.01/3" office:value-type="float" office:value="1983.33666666667" calcext:value-type="float">
            <text:p>1983.3366666667</text:p>
          </table:table-cell>
          <table:table-cell table:style-name="ce1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18" office:value-type="string" calcext:value-type="string">
            <text:p>V_620</text:p>
          </table:table-cell>
          <table:table-cell table:style-name="ce18" table:formula="of:=[.E38]*[.C5]+[.E39]" office:value-type="float" office:value="0.4859823602" calcext:value-type="float">
            <text:p>0.4859823602</text:p>
          </table:table-cell>
          <table:table-cell table:style-name="ce18" table:formula="of:=SQRT([.F38]^2*[.C5]^2+[.D5]^2*[.E38]^2+[.F39]^2)" office:value-type="float" office:value="0.000100800154993947" calcext:value-type="float">
            <text:p>0.0001008002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9" office:value-type="string" calcext:value-type="string" table:number-columns-spanned="1" table:number-rows-spanned="3">
            <text:p>Parametro de proporcionalidade entre E e v - <text:span text:style-name="T1">P</text:span></text:p>
          </table:table-cell>
          <table:table-cell table:style-name="ce25" table:formula="of:=620/[.E41]" office:value-type="float" office:value="1275.76646968184" calcext:value-type="float" table:number-columns-spanned="1" table:number-rows-spanned="3">
            <text:p>1275.7664696818</text:p>
          </table:table-cell>
          <table:table-cell table:style-name="ce25" table:formula="of:=[.F41]*620/[.E41]^2" office:value-type="float" office:value="0.264613427176836" calcext:value-type="float" table:number-columns-spanned="1" table:number-rows-spanned="3">
            <text:p>0.2646134272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covered-table-cell table:number-columns-repeated="3" table:style-name="ce1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covered-table-cell table:number-columns-repeated="3" table:style-name="ce18"/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4" office:value-type="string" calcext:value-type="string">
            <text:p>E=P*V</text:p>
          </table:table-cell>
          <table:table-cell table:style-name="ce1" table:number-columns-repeated="2"/>
          <table:table-cell table:number-columns-repeated="12"/>
          <table:table-cell table:style-name="ce5" table:number-columns-repeated="2"/>
          <table:table-cell table:number-columns-repeated="1004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E=a'*c+b'</text:p>
          </table:table-cell>
          <table:covered-table-cell table:number-columns-repeated="2" table:style-name="ce1"/>
          <table:table-cell table:style-name="ce1"/>
          <table:table-cell table:number-columns-repeated="10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a'</text:p>
          </table:table-cell>
          <table:table-cell table:style-name="ce1" table:formula="of:=[.E38]*[.E42]" office:value-type="float" office:value="5.71080275188968" calcext:value-type="float">
            <text:p>5.7108027519</text:p>
          </table:table-cell>
          <table:table-cell table:style-name="ce1" table:formula="of:=SQRT([.F38]^2*[.E42]^2+[.F42]^2*[.E38]^2)" office:value-type="float" office:value="0.00129807228793926" calcext:value-type="float">
            <text:p>0.0012980723</text:p>
          </table:table-cell>
          <table:table-cell table:style-name="ce1"/>
          <table:table-cell table:number-columns-repeated="10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number-columns-repeated="3"/>
          <table:table-cell table:style-name="ce1" office:value-type="string" calcext:value-type="string">
            <text:p>b'</text:p>
          </table:table-cell>
          <table:table-cell table:style-name="ce1" table:formula="of:=[.E39]*[.E42]" office:value-type="float" office:value="12.027939033825" calcext:value-type="float">
            <text:p>12.0279390338</text:p>
          </table:table-cell>
          <table:table-cell table:style-name="ce1" table:formula="of:=SQRT([.F39]^2*[.E42]^2+[.F42]^2*ABS([.E39])^2)" office:value-type="float" office:value="0.0779224279981703" calcext:value-type="float">
            <text:p>0.077922428</text:p>
          </table:table-cell>
          <table:table-cell table:number-columns-repeated="11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 table:number-rows-repeated="2">
          <table:table-cell table:style-name="ce1" table:number-columns-repeated="2"/>
          <table:table-cell table:number-columns-repeated="15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style-name="ce1" table:number-columns-repeated="2"/>
          <table:table-cell table:style-name="ce4" office:value-type="string" calcext:value-type="string" table:number-columns-spanned="10" table:number-rows-spanned="1">
            <text:p>Picos Bi-207</text:p>
          </table:table-cell>
          <table:covered-table-cell table:number-columns-repeated="8" table:style-name="ce21"/>
          <table:covered-table-cell/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2">
          <table:table-cell table:style-name="ce2" office:value-type="string" calcext:value-type="string">
            <text:p>Energia K</text:p>
          </table:table-cell>
          <table:table-cell table:style-name="ce1" office:value-type="string" calcext:value-type="string">
            <text:p>90keV</text:p>
          </table:table-cell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2" office:value-type="string" calcext:value-type="string">
            <text:p>Erro Centroide</text:p>
          </table:table-cell>
          <table:table-cell table:style-name="ce2" office:value-type="string" calcext:value-type="string">
            <text:p>FWHM</text:p>
          </table:table-cell>
          <table:table-cell table:style-name="ce2" office:value-type="string" calcext:value-type="string">
            <text:p>Area do pico</text:p>
          </table:table-cell>
          <table:table-cell table:style-name="ce2" office:value-type="string" calcext:value-type="string">
            <text:p>Erro A do Pico</text:p>
          </table:table-cell>
          <table:table-cell table:style-name="ce2" office:value-type="string" calcext:value-type="string">
            <text:p>Energia (keV)</text:p>
          </table:table-cell>
          <table:table-cell table:style-name="ce2" office:value-type="string" calcext:value-type="string">
            <text:p>Erro E (keV)</text:p>
          </table:table-cell>
          <table:table-cell table:style-name="ce14" office:value-type="string" calcext:value-type="string">
            <text:p>Desvios (<text:span text:style-name="T4">σ</text:span>)</text:p>
          </table:table-cell>
          <table:table-cell table:style-name="ce2" office:value-type="string" calcext:value-type="string">
            <text:p>Desvios(%)</text:p>
          </table:table-cell>
          <table:table-cell table:number-columns-repeated="5"/>
          <table:table-cell table:style-name="ce6"/>
          <table:table-cell table:style-name="ce5" table:number-columns-repeated="2"/>
          <table:table-cell table:style-name="ce6"/>
          <table:table-cell table:style-name="ce35"/>
          <table:table-cell table:number-columns-repeated="1002"/>
        </table:table-row>
        <table:table-row table:style-name="ro1">
          <table:table-cell table:style-name="ce2" office:value-type="string" calcext:value-type="string">
            <text:p>Energia L</text:p>
          </table:table-cell>
          <table:table-cell table:style-name="ce1" office:value-type="string" calcext:value-type="string">
            <text:p>16 keV</text:p>
          </table:table-cell>
          <table:table-cell table:style-name="ce1" office:value-type="string" calcext:value-type="string">
            <text:p>K- 480 keV</text:p>
          </table:table-cell>
          <table:table-cell table:style-name="ce22" table:formula="of:=[.S9]" office:value-type="float" office:value="103.651920139647" calcext:value-type="float">
            <text:p>103.652</text:p>
          </table:table-cell>
          <table:table-cell table:style-name="ce1" table:formula="of:=[.T9]" office:value-type="float" office:value="0.0201320553327587" calcext:value-type="float">
            <text:p>0.0201320553</text:p>
          </table:table-cell>
          <table:table-cell table:style-name="ce1" table:number-columns-repeated="3"/>
          <table:table-cell table:style-name="ce1" table:formula="of:=[.D$60]*[.D53]+[.D$61]" office:value-type="float" office:value="477.326078717622" calcext:value-type="float">
            <text:p>477.3260787176</text:p>
          </table:table-cell>
          <table:table-cell table:style-name="ce1" table:formula="of:=SQRT([.E$60]^2*[.D53]^2+[.E53]^2*[.D$60]^2+[.E$61]^2)" office:value-type="float" office:value="0.152827075822975" calcext:value-type="float">
            <text:p>0.1528270758</text:p>
          </table:table-cell>
          <table:table-cell table:style-name="ce1" table:formula="of:=([.I53]-480)/[.J53]" office:value-type="float" office:value="-17.496384511575" calcext:value-type="float">
            <text:p>-17.4963845116</text:p>
          </table:table-cell>
          <table:table-cell table:style-name="ce29" table:formula="of:=([.I53]-480)/480" office:value-type="percentage" office:value="-0.00557066933829293" calcext:value-type="percentage">
            <text:p>-0.557%</text:p>
          </table:table-cell>
          <table:table-cell table:style-name="ce31" table:formula="of:=[.J53]/480" office:value-type="percentage" office:value="0.000318389741297864" calcext:value-type="percentage">
            <text:p>0.032%</text:p>
          </table:table-cell>
          <table:table-cell/>
          <table:table-cell office:value-type="float" office:value="477.326078717622" calcext:value-type="float">
            <text:p>477.3260787176</text:p>
          </table:table-cell>
          <table:table-cell office:value-type="float" office:value="-0.557066933829293" calcext:value-type="float">
            <text:p>-0.5570669338</text:p>
          </table:table-cell>
          <table:table-cell office:value-type="float" office:value="0.152827075822975" calcext:value-type="float">
            <text:p>0.1528270758</text:p>
          </table:table-cell>
          <table:table-cell table:style-name="ce1" office:value-type="float" office:value="0.0318389741297864" calcext:value-type="float">
            <text:p>0.0318389741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+M- 554 keV</text:p>
          </table:table-cell>
          <table:table-cell table:style-name="ce22" table:formula="of:=[.S11]" office:value-type="float" office:value="119.572351080654" calcext:value-type="float">
            <text:p>119.572</text:p>
          </table:table-cell>
          <table:table-cell table:style-name="ce1" table:formula="of:=[.T11]" office:value-type="float" office:value="0.0291792320043505" calcext:value-type="float">
            <text:p>0.029179232</text:p>
          </table:table-cell>
          <table:table-cell table:style-name="ce1" table:number-columns-repeated="3"/>
          <table:table-cell table:style-name="ce1" table:formula="of:=[.D$60]*[.D54]+[.D$61]" office:value-type="float" office:value="549.180975501967" calcext:value-type="float">
            <text:p>549.180975502</text:p>
          </table:table-cell>
          <table:table-cell table:style-name="ce1" table:formula="of:=SQRT([.E$60]^2*[.D54]^2+[.E54]^2*[.D$60]^2+[.E$61]^2)" office:value-type="float" office:value="0.190221612988602" calcext:value-type="float">
            <text:p>0.190221613</text:p>
          </table:table-cell>
          <table:table-cell table:style-name="ce1" table:formula="of:=([.I54]-554)/[.J54]" office:value-type="float" office:value="-25.3337379613186" calcext:value-type="float">
            <text:p>-25.3337379613</text:p>
          </table:table-cell>
          <table:table-cell table:style-name="ce29" table:formula="of:=([.I54]-554)/554" office:value-type="percentage" office:value="-0.00869860017695683" calcext:value-type="percentage">
            <text:p>-0.870%</text:p>
          </table:table-cell>
          <table:table-cell table:style-name="ce31" table:formula="of:=[.J54]/554" office:value-type="percentage" office:value="0.000343360312253795" calcext:value-type="percentage">
            <text:p>0.034%</text:p>
          </table:table-cell>
          <table:table-cell/>
          <table:table-cell office:value-type="float" office:value="549.180975501967" calcext:value-type="float">
            <text:p>549.180975502</text:p>
          </table:table-cell>
          <table:table-cell office:value-type="float" office:value="-0.869860017695683" calcext:value-type="float">
            <text:p>-0.8698600177</text:p>
          </table:table-cell>
          <table:table-cell office:value-type="float" office:value="0.190221612988602" calcext:value-type="float">
            <text:p>0.190221613</text:p>
          </table:table-cell>
          <table:table-cell table:style-name="ce1" office:value-type="float" office:value="0.0343360312253795" calcext:value-type="float">
            <text:p>0.0343360312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K- 974 keV</text:p>
          </table:table-cell>
          <table:table-cell table:style-name="ce22" office:value-type="float" office:value="210.48178913738" calcext:value-type="float">
            <text:p>210.482</text:p>
          </table:table-cell>
          <table:table-cell table:style-name="ce1" table:formula="of:=[.T13]" office:value-type="float" office:value="0.0239541244394436" calcext:value-type="float">
            <text:p>0.0239541244</text:p>
          </table:table-cell>
          <table:table-cell table:style-name="ce1" table:number-columns-repeated="3"/>
          <table:table-cell table:style-name="ce1" table:formula="of:=[.D$60]*[.D55]+[.D$61]" office:value-type="float" office:value="959.489484894349" calcext:value-type="float">
            <text:p>959.4894848943</text:p>
          </table:table-cell>
          <table:table-cell table:style-name="ce1" table:formula="of:=SQRT([.E$60]^2*[.D55]^2+[.E55]^2*[.D$60]^2+[.E$61]^2)" office:value-type="float" office:value="0.249214769857832" calcext:value-type="float">
            <text:p>0.2492147699</text:p>
          </table:table-cell>
          <table:table-cell table:style-name="ce1" table:formula="of:=([.I55]-974)/[.J55]" office:value-type="float" office:value="-58.2249403353135" calcext:value-type="float">
            <text:p>-58.2249403353</text:p>
          </table:table-cell>
          <table:table-cell table:style-name="ce29" table:formula="of:=([.I55]-974)/974" office:value-type="percentage" office:value="-0.0148978594513872" calcext:value-type="percentage">
            <text:p>-1.490%</text:p>
          </table:table-cell>
          <table:table-cell table:style-name="ce31" table:formula="of:=[.J55]/974" office:value-type="percentage" office:value="0.000255867320182579" calcext:value-type="percentage">
            <text:p>0.026%</text:p>
          </table:table-cell>
          <table:table-cell/>
          <table:table-cell office:value-type="float" office:value="959.489484894349" calcext:value-type="float">
            <text:p>959.4894848943</text:p>
          </table:table-cell>
          <table:table-cell office:value-type="float" office:value="-1.48978594513872" calcext:value-type="float">
            <text:p>-1.4897859451</text:p>
          </table:table-cell>
          <table:table-cell office:value-type="float" office:value="0.249214769857832" calcext:value-type="float">
            <text:p>0.2492147699</text:p>
          </table:table-cell>
          <table:table-cell table:style-name="ce1" office:value-type="float" office:value="0.0255867320182579" calcext:value-type="float">
            <text:p>0.025586732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+M- 1047 keV</text:p>
          </table:table-cell>
          <table:table-cell table:style-name="ce22" office:value-type="float" office:value="226.752380952381" calcext:value-type="float">
            <text:p>226.752</text:p>
          </table:table-cell>
          <table:table-cell table:style-name="ce1" table:formula="of:=[.T15]" office:value-type="float" office:value="0.0645813587550081" calcext:value-type="float">
            <text:p>0.0645813588</text:p>
          </table:table-cell>
          <table:table-cell table:style-name="ce1" table:number-columns-repeated="3"/>
          <table:table-cell table:style-name="ce1" table:formula="of:=[.D$60]*[.D56]+[.D$61]" office:value-type="float" office:value="1032.92478949253" calcext:value-type="float">
            <text:p>1032.9247894925</text:p>
          </table:table-cell>
          <table:table-cell table:style-name="ce1" table:formula="of:=SQRT([.E$60]^2*[.D56]^2+[.E56]^2*[.D$60]^2+[.E$61]^2)" office:value-type="float" office:value="0.377977810558745" calcext:value-type="float">
            <text:p>0.3779778106</text:p>
          </table:table-cell>
          <table:table-cell table:style-name="ce1" table:formula="of:=([.I56]-1047)/[.J56]" office:value-type="float" office:value="-37.2381925983054" calcext:value-type="float">
            <text:p>-37.2381925983</text:p>
          </table:table-cell>
          <table:table-cell table:style-name="ce29" table:formula="of:=([.I56]-1047)/1047" office:value-type="percentage" office:value="-0.0134433720224186" calcext:value-type="percentage">
            <text:p>-1.344%</text:p>
          </table:table-cell>
          <table:table-cell table:style-name="ce31" table:formula="of:=[.J56]/1047" office:value-type="percentage" office:value="0.000361010325271007" calcext:value-type="percentage">
            <text:p>0.036%</text:p>
          </table:table-cell>
          <table:table-cell/>
          <table:table-cell office:value-type="float" office:value="1032.92478949253" calcext:value-type="float">
            <text:p>1032.9247894925</text:p>
          </table:table-cell>
          <table:table-cell office:value-type="float" office:value="-1.34433720224186" calcext:value-type="float">
            <text:p>-1.3443372022</text:p>
          </table:table-cell>
          <table:table-cell office:value-type="float" office:value="0.377977810558745" calcext:value-type="float">
            <text:p>0.3779778106</text:p>
          </table:table-cell>
          <table:table-cell table:style-name="ce1" office:value-type="float" office:value="0.0361010325271007" calcext:value-type="float">
            <text:p>0.0361010325</text:p>
          </table:table-cell>
          <table:table-cell table:style-name="ce34"/>
          <table:table-cell table:number-columns-repeated="1005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2">
          <table:table-cell table:style-name="ce1" table:number-columns-repeated="2"/>
          <table:table-cell table:style-name="ce9" office:value-type="string" calcext:value-type="string" table:number-columns-spanned="3" table:number-rows-spanned="1">
            <text:p>Regraduação da energia</text:p>
          </table:table-cell>
          <table:covered-table-cell table:number-columns-repeated="2" table:style-name="ce1"/>
          <table:table-cell table:style-name="ce1"/>
          <table:table-cell table:style-name="ce9" office:value-type="string" calcext:value-type="string" table:number-columns-spanned="3" table:number-rows-spanned="1">
            <text:p>Rácios entre as transições</text:p>
          </table:table-cell>
          <table:covered-table-cell table:number-columns-repeated="2" table:style-name="ce1"/>
          <table:table-cell table:style-name="ce1" office:value-type="string" calcext:value-type="string">
            <text:p>Teo</text:p>
          </table:table-cell>
          <table:table-cell table:style-name="ce1" office:value-type="string" calcext:value-type="string">
            <text:p>Desvios (%)</text:p>
          </table:table-cell>
          <table:table-cell table:style-name="ce30" office:value-type="string" calcext:value-type="string">
            <text:p><text:span text:style-name="T5">Desvios (σ)</text:span></text:p>
          </table:table-cell>
          <table:table-cell table:number-columns-repeated="1012"/>
        </table:table-row>
        <table:table-row table:style-name="ro3">
          <table:table-cell table:style-name="ce1" table:number-columns-repeated="2"/>
          <table:table-cell table:style-name="ce2" office:value-type="string" calcext:value-type="string">
            <text:p>P'</text:p>
          </table:table-cell>
          <table:table-cell table:style-name="ce1" table:formula="of:=(620-130)/[.E41]" office:value-type="float" office:value="1008.26704861951" calcext:value-type="float">
            <text:p>1008.2670486195</text:p>
          </table:table-cell>
          <table:table-cell table:style-name="ce1" table:formula="of:=[.F41]*(620-130)/[.E41]^2" office:value-type="float" office:value="0.209129966639757" calcext:value-type="float">
            <text:p>0.2091299666</text:p>
          </table:table-cell>
          <table:table-cell table:style-name="ce1"/>
          <table:table-cell table:style-name="ce26" office:value-type="string" calcext:value-type="string">
            <text:p>(Σ<text:span text:style-name="T2">K</text:span>/Σ<text:span text:style-name="T2">L+M</text:span><text:span text:style-name="T3">)</text:span><text:span text:style-name="T2">1064 keV</text:span></text:p>
          </table:table-cell>
          <table:table-cell table:style-name="ce1" table:formula="of:=[.H66]/[.H67]" office:value-type="float" office:value="3.35154394299287" calcext:value-type="float">
            <text:p>3.351543943</text:p>
          </table:table-cell>
          <table:table-cell table:style-name="ce1" table:formula="of:=SQRT([.I66]^2*(1/[.H67])^2+[.I67]^2*([.H66]/[.H67]^2)^2)" office:value-type="float" office:value="0.275122800055556" calcext:value-type="float">
            <text:p>0.2751228001</text:p>
          </table:table-cell>
          <table:table-cell table:style-name="ce1" table:formula="of:=[.J66]/[.J67]" office:value-type="float" office:value="3.11336164652074" calcext:value-type="float">
            <text:p>3.1133616465</text:p>
          </table:table-cell>
          <table:table-cell table:style-name="ce28" table:formula="of:=([.H59]-[.J59])/[.J59]" office:value-type="float" office:value="0.076503253882601" calcext:value-type="float">
            <text:p>0.08</text:p>
          </table:table-cell>
          <table:table-cell table:style-name="ce28" table:formula="of:=([.H59]-[.J59])/[.I59]" office:value-type="float" office:value="0.865730853364507" calcext:value-type="float">
            <text:p>0.87</text:p>
          </table:table-cell>
          <table:table-cell table:number-columns-repeated="1012"/>
        </table:table-row>
        <table:table-row table:style-name="ro3">
          <table:table-cell table:style-name="ce1" table:number-columns-repeated="2"/>
          <table:table-cell table:style-name="ce2" office:value-type="string" calcext:value-type="string">
            <text:p>a''</text:p>
          </table:table-cell>
          <table:table-cell table:style-name="ce1" table:formula="of:=[.D59]*[.E38]" office:value-type="float" office:value="4.51337636842894" calcext:value-type="float">
            <text:p>4.5133763684</text:p>
          </table:table-cell>
          <table:table-cell table:style-name="ce1" table:formula="of:=SQRT([.E59]^2*[.E38]^2+[.F38]^2*[.D59]^2)" office:value-type="float" office:value="0.00102589584046813" calcext:value-type="float">
            <text:p>0.0010258958</text:p>
          </table:table-cell>
          <table:table-cell table:style-name="ce1"/>
          <table:table-cell table:style-name="ce26" office:value-type="string" calcext:value-type="string">
            <text:p>(Σ<text:span text:style-name="T2">K</text:span>/Σ<text:span text:style-name="T2">L+M</text:span><text:span text:style-name="T3">)</text:span><text:span text:style-name="T2">570 keV</text:span></text:p>
          </table:table-cell>
          <table:table-cell table:style-name="ce1" table:formula="of:=[.H64]/[.H65]" office:value-type="float" office:value="3.74730354391371" calcext:value-type="float">
            <text:p>3.7473035439</text:p>
          </table:table-cell>
          <table:table-cell table:style-name="ce1" table:formula="of:=SQRT([.I64]^2*(1/[.H65])^2+[.I65]^2*([.H64]/[.H65]^2)^2)" office:value-type="float" office:value="0.241740942998871" calcext:value-type="float">
            <text:p>0.241740943</text:p>
          </table:table-cell>
          <table:table-cell table:style-name="ce1" table:formula="of:=[.J64]/[.J65]" office:value-type="float" office:value="2.89343812831292" calcext:value-type="float">
            <text:p>2.8934381283</text:p>
          </table:table-cell>
          <table:table-cell table:style-name="ce28" table:formula="of:=([.H60]-[.J60])/[.J60]" office:value-type="float" office:value="0.295104086465694" calcext:value-type="float">
            <text:p>0.30</text:p>
          </table:table-cell>
          <table:table-cell table:style-name="ce28" table:formula="of:=([.H60]-[.J60])/[.I60]" office:value-type="float" office:value="3.53215059479923" calcext:value-type="float">
            <text:p>3.53</text:p>
          </table:table-cell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b''</text:p>
          </table:table-cell>
          <table:table-cell table:style-name="ce1" table:formula="of:=[.D59]*[.E39]" office:value-type="float" office:value="9.50595181705527" calcext:value-type="float">
            <text:p>9.5059518171</text:p>
          </table:table-cell>
          <table:table-cell table:style-name="ce1" table:formula="of:=SQRT([.E59]^2*[.E39]^2+[.F39]^2*[.D59]^2)" office:value-type="float" office:value="0.0615838543856507" calcext:value-type="float">
            <text:p>0.0615838544</text:p>
          </table:table-cell>
          <table:table-cell table:style-name="ce1" table:number-columns-repeated="7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E=a''*c+b''</text:p>
          </table:table-cell>
          <table:covered-table-cell table:number-columns-repeated="2" table:style-name="ce1"/>
          <table:table-cell table:style-name="ce1"/>
          <table:table-cell table:style-name="ce27" table:number-columns-repeated="3"/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Designação </text:p>
          </table:table-cell>
          <table:table-cell table:style-name="ce1" office:value-type="string" calcext:value-type="string">
            <text:p>A pico</text:p>
          </table:table-cell>
          <table:table-cell table:style-name="ce1" office:value-type="string" calcext:value-type="string">
            <text:p>Erro A pico</text:p>
          </table:table-cell>
          <table:table-cell table:style-name="ce1" office:value-type="string" calcext:value-type="string">
            <text:p>Teo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K- 480 keV</text:p>
          </table:table-cell>
          <table:table-cell table:style-name="ce1" office:value-type="float" office:value="7296" calcext:value-type="float">
            <text:p>7296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.583" calcext:value-type="float">
            <text:p>1.583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L+M- 554 keV</text:p>
          </table:table-cell>
          <table:table-cell table:style-name="ce1" office:value-type="float" office:value="1947" calcext:value-type="float">
            <text:p>1947</text:p>
          </table:table-cell>
          <table:table-cell table:style-name="ce1" office:value-type="float" office:value="120" calcext:value-type="float">
            <text:p>120</text:p>
          </table:table-cell>
          <table:table-cell table:style-name="ce1" table:formula="of:=0.439+0.1081" office:value-type="float" office:value="0.5471" calcext:value-type="float">
            <text:p>0.547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string" calcext:value-type="string">
            <text:p>K- 974 keV</text:p>
          </table:table-cell>
          <table:table-cell table:style-name="ce1" office:value-type="float" office:value="1411" calcext:value-type="float">
            <text:p>1411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9.53" calcext:value-type="float">
            <text:p>9.53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Antigos(software)</text:p>
          </table:table-cell>
          <table:table-cell table:style-name="ce2"/>
          <table:table-cell table:style-name="ce1" table:number-columns-repeated="2"/>
          <table:table-cell table:style-name="ce1" office:value-type="string" calcext:value-type="string">
            <text:p>L+M- 1047 keV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29" calcext:value-type="float">
            <text:p>29</text:p>
          </table:table-cell>
          <table:table-cell table:style-name="ce1" table:formula="of:=2.47+0.591" office:value-type="float" office:value="3.061" calcext:value-type="float">
            <text:p>3.06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Designação</text:p>
          </table:table-cell>
          <table:table-cell table:style-name="ce2" office:value-type="string" calcext:value-type="string">
            <text:p>Centroide</text:p>
          </table:table-cell>
          <table:table-cell table:style-name="ce1" table:number-columns-repeated="8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K- 480 keV</text:p>
          </table:table-cell>
          <table:table-cell table:style-name="ce2" office:value-type="float" office:value="103.84" calcext:value-type="float">
            <text:p>103.84</text:p>
          </table:table-cell>
          <table:table-cell table:style-name="ce1" table:number-columns-repeated="8"/>
          <table:table-cell table:number-columns-repeated="1012"/>
        </table:table-row>
        <table:table-row table:style-name="ro1">
          <table:table-cell table:number-columns-repeated="2"/>
          <table:table-cell table:style-name="ce11" office:value-type="string" calcext:value-type="string">
            <text:p>L+M- 554 keV</text:p>
          </table:table-cell>
          <table:table-cell table:style-name="ce11" office:value-type="float" office:value="119.58" calcext:value-type="float">
            <text:p>119.58</text:p>
          </table:table-cell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/>
    <style:font-face style:name="Calibri" svg:font-family="Calibri" style:font-family-generic="swiss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quarter number:style="long"/>
      <number:text> de </number:text>
      <number:year number:style="long"/>
    </number:date-style>
    <number:date-style style:name="N122">
      <number:quarter/>
      <number:text> de </number:text>
      <number:year/>
    </number:date-style>
    <number:date-style style:name="N123">
      <number:quarter/>
      <number:text> de </number:text>
      <number:year number:style="long"/>
    </number:date-style>
    <number:date-style style:name="N124">
      <number:day number:style="long"/>
      <number:text>/</number:text>
      <number:month number:textual="true"/>
      <number:text>/</number:text>
      <number:year/>
    </number:date-style>
    <number:date-style style:name="N125">
      <number:day number:style="long"/>
      <number:text>/</number:text>
      <number:month number:textual="true"/>
      <number:text>/</number:text>
      <number:year number:style="long"/>
    </number:date-style>
    <number:date-style style:name="N126">
      <number:month number:style="long" number:textual="true"/>
      <number:text>/</number:text>
      <number:year number:style="long"/>
    </number:date-style>
    <number:date-style style:name="N127">
      <number:month number:textual="true"/>
      <number:text>/</number:text>
      <number:year number:style="long"/>
    </number:date-style>
    <number:date-style style:name="N128">
      <number:month number:style="long" number:textual="true"/>
      <number:text>/</number:text>
      <number:year/>
    </number:date-style>
    <number:date-style style:name="N129">
      <number:month number:textual="true"/>
      <number:text>/</number:text>
      <number:year/>
    </number:date-style>
    <number:date-style style:name="N130">
      <number:day/>
      <number:text>/</number:text>
      <number:month number:style="long" number:textual="true"/>
      <number:text>/</number:text>
      <number:year number:style="long"/>
    </number:date-style>
    <number:date-style style:name="N131">
      <number:day/>
      <number:text>/</number:text>
      <number:month number:style="long" number:textual="true"/>
      <number:text>/</number:text>
      <number:year/>
    </number:date-style>
    <number:date-style style:name="N132">
      <number:month number:style="long" number:textual="true"/>
      <number:text> de </number:text>
      <number:year number:style="long"/>
    </number:date-style>
    <number:date-style style:name="N133">
      <number:month number:textual="true"/>
      <number:text> de </number:text>
      <number:year number:style="long"/>
    </number:date-style>
    <number:date-style style:name="N134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currency-style style:name="N140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40P0"/>
    </number:currency-style>
    <number:number-style style:name="N141">
      <number:number number:decimal-places="10" number:min-integer-digits="1"/>
    </number:number-style>
    <number:number-style style:name="N142">
      <number:number number:decimal-places="9" number:min-integer-digits="1"/>
    </number:number-style>
    <number:number-style style:name="N143">
      <number:number number:decimal-places="8" number:min-integer-digits="1"/>
    </number:number-style>
    <number:number-style style:name="N144">
      <number:number number:decimal-places="7" number:min-integer-digits="1"/>
    </number:number-style>
    <number:number-style style:name="N145">
      <number:number number:decimal-places="6" number:min-integer-digits="1"/>
    </number:number-style>
    <number:number-style style:name="N146">
      <number:number number:decimal-places="5" number:min-integer-digits="1"/>
    </number:number-style>
    <number:number-style style:name="N147">
      <number:number number:decimal-places="4" number:min-integer-digits="1"/>
    </number:number-style>
    <number:number-style style:name="N148">
      <number:number number:decimal-places="3" number:min-integer-digits="1"/>
    </number:number-style>
    <number:number-style style:name="N149">
      <number:number number:decimal-places="1" number:min-integer-digits="1"/>
    </number:number-style>
    <number:number-style style:name="N150">
      <number:number number:decimal-places="11" number:min-integer-digits="1"/>
    </number:number-style>
    <number:number-style style:name="N151">
      <number:number number:decimal-places="12" number:min-integer-digits="1"/>
    </number:number-style>
    <number:percentage-style style:name="N152">
      <number:number number:decimal-places="3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 style:data-style-name="N2" text:time-value="14:51:57.7401202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ibração" style:display-name="PageStyle_Calibraçã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bora</meta:initial-creator>
    <meta:creation-date>2015-04-28T14:47:05</meta:creation-date>
    <dc:date>2016-01-10T18:05:47.448165650</dc:date>
    <meta:generator>LibreOffice/4.2.8.2$Linux_X86_64 LibreOffice_project/420m0$Build-2</meta:generator>
    <meta:editing-duration>PT19H1M19S</meta:editing-duration>
    <meta:editing-cycles>58</meta:editing-cycles>
    <meta:document-statistic meta:table-count="1" meta:cell-count="35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